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946cm" style:rel-column-width="12613*"/>
    </style:style>
    <style:style style:name="Table1.B" style:family="table-column">
      <style:table-column-properties style:column-width="3.829cm" style:rel-column-width="9764*"/>
    </style:style>
    <style:style style:name="Table1.C" style:family="table-column">
      <style:table-column-properties style:column-width="4.2cm" style:rel-column-width="10709*"/>
    </style:style>
    <style:style style:name="Table1.D" style:family="table-column">
      <style:table-column-properties style:column-width="4.159cm" style:rel-column-width="10607*"/>
    </style:style>
    <style:style style:name="Table1.E" style:family="table-column">
      <style:table-column-properties style:column-width="4.284cm" style:rel-column-width="10927*"/>
    </style:style>
    <style:style style:name="Table1.F" style:family="table-column">
      <style:table-column-properties style:column-width="4.281cm" style:rel-column-width="1091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6cm" style:rel-column-width="3626*"/>
    </style:style>
    <style:style style:name="Table2.B" style:family="table-column">
      <style:table-column-properties style:column-width="9.906cm" style:rel-column-width="5616*"/>
    </style:style>
    <style:style style:name="Table2.C" style:family="table-column">
      <style:table-column-properties style:column-width="9.398cm" style:rel-column-width="532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Source Sans Pro" fo:font-size="10pt" style:font-size-asian="10pt" style:font-size-complex="10pt"/>
    </style:style>
    <style:style style:name="P2" style:family="paragraph" style:parent-style-name="Table_20_Contents">
      <style:text-properties style:font-name="Source Sans Pro" fo:font-size="10pt" officeooo:rsid="0000f5ed" officeooo:paragraph-rsid="0000f5ed" style:font-size-asian="10pt" style:font-size-complex="10pt"/>
    </style:style>
    <style:style style:name="P3" style:family="paragraph" style:parent-style-name="Table_20_Contents">
      <style:text-properties style:font-name="Source Sans Pro" fo:font-size="10pt" officeooo:rsid="0000f5ed" officeooo:paragraph-rsid="0026a6a6" style:font-size-asian="10pt" style:font-size-complex="10pt"/>
    </style:style>
    <style:style style:name="P4" style:family="paragraph" style:parent-style-name="Table_20_Contents">
      <style:text-properties style:font-name="Source Sans Pro" fo:font-size="10pt" officeooo:rsid="0000f5ed" officeooo:paragraph-rsid="0027cf42" style:font-size-asian="10pt" style:font-size-complex="10pt"/>
    </style:style>
    <style:style style:name="P5" style:family="paragraph" style:parent-style-name="Table_20_Contents">
      <style:text-properties style:font-name="Source Sans Pro" fo:font-size="10pt" officeooo:rsid="0016f717" officeooo:paragraph-rsid="0016f717" style:font-size-asian="10pt" style:font-size-complex="10pt"/>
    </style:style>
    <style:style style:name="P6" style:family="paragraph" style:parent-style-name="Table_20_Contents">
      <style:text-properties style:font-name="Source Sans Pro" fo:font-size="10pt" officeooo:rsid="00029708" officeooo:paragraph-rsid="00029708" style:font-size-asian="10pt" style:font-size-complex="10pt"/>
    </style:style>
    <style:style style:name="P7" style:family="paragraph" style:parent-style-name="Table_20_Contents">
      <style:text-properties style:font-name="Source Sans Pro" fo:font-size="10pt" officeooo:rsid="00029708" officeooo:paragraph-rsid="0026a6a6" style:font-size-asian="10pt" style:font-size-complex="10pt"/>
    </style:style>
    <style:style style:name="P8" style:family="paragraph" style:parent-style-name="Table_20_Contents">
      <style:text-properties style:font-name="Source Sans Pro" fo:font-size="10pt" officeooo:rsid="0002a848" officeooo:paragraph-rsid="0002a848" style:font-size-asian="10pt" style:font-size-complex="10pt"/>
    </style:style>
    <style:style style:name="P9" style:family="paragraph" style:parent-style-name="Table_20_Contents">
      <style:text-properties style:font-name="Source Sans Pro" fo:font-size="10pt" officeooo:rsid="0002a848" officeooo:paragraph-rsid="001dfe71" style:font-size-asian="10pt" style:font-size-complex="10pt"/>
    </style:style>
    <style:style style:name="P10" style:family="paragraph" style:parent-style-name="Table_20_Contents">
      <style:text-properties style:font-name="Source Sans Pro" fo:font-size="10pt" officeooo:rsid="0002a848" officeooo:paragraph-rsid="0026a6a6" style:font-size-asian="10pt" style:font-size-complex="10pt"/>
    </style:style>
    <style:style style:name="P11" style:family="paragraph" style:parent-style-name="Table_20_Contents">
      <style:text-properties style:font-name="Source Sans Pro" fo:font-size="10pt" officeooo:rsid="00052c54" officeooo:paragraph-rsid="00052c54" style:font-size-asian="10pt" style:font-size-complex="10pt"/>
    </style:style>
    <style:style style:name="P12" style:family="paragraph" style:parent-style-name="Table_20_Contents">
      <style:text-properties style:font-name="Source Sans Pro" fo:font-size="10pt" officeooo:rsid="00052c54" officeooo:paragraph-rsid="0026a6a6" style:font-size-asian="10pt" style:font-size-complex="10pt"/>
    </style:style>
    <style:style style:name="P13" style:family="paragraph" style:parent-style-name="Table_20_Contents">
      <style:text-properties style:font-name="Source Sans Pro" fo:font-size="10pt" officeooo:rsid="00063cdc" officeooo:paragraph-rsid="00063cdc" style:font-size-asian="10pt" style:font-size-complex="10pt"/>
    </style:style>
    <style:style style:name="P14" style:family="paragraph" style:parent-style-name="Table_20_Contents">
      <style:text-properties style:font-name="Source Sans Pro" fo:font-size="10pt" officeooo:rsid="00063cdc" officeooo:paragraph-rsid="001dfe71" style:font-size-asian="10pt" style:font-size-complex="10pt"/>
    </style:style>
    <style:style style:name="P15" style:family="paragraph" style:parent-style-name="Table_20_Contents">
      <style:text-properties style:font-name="Source Sans Pro" fo:font-size="10pt" officeooo:rsid="00063cdc" officeooo:paragraph-rsid="0026a6a6" style:font-size-asian="10pt" style:font-size-complex="10pt"/>
    </style:style>
    <style:style style:name="P16" style:family="paragraph" style:parent-style-name="Table_20_Contents">
      <style:text-properties style:font-name="Source Sans Pro" fo:font-size="10pt" officeooo:rsid="00073152" officeooo:paragraph-rsid="00073152" style:font-size-asian="10pt" style:font-size-complex="10pt"/>
    </style:style>
    <style:style style:name="P17" style:family="paragraph" style:parent-style-name="Table_20_Contents">
      <style:text-properties style:font-name="Source Sans Pro" fo:font-size="10pt" officeooo:rsid="00073152" officeooo:paragraph-rsid="0026a6a6" style:font-size-asian="10pt" style:font-size-complex="10pt"/>
    </style:style>
    <style:style style:name="P18" style:family="paragraph" style:parent-style-name="Table_20_Contents">
      <style:text-properties style:font-name="Source Sans Pro" fo:font-size="10pt" officeooo:rsid="00083a0c" officeooo:paragraph-rsid="00083a0c" style:font-size-asian="10pt" style:font-size-complex="10pt"/>
    </style:style>
    <style:style style:name="P19" style:family="paragraph" style:parent-style-name="Table_20_Contents">
      <style:text-properties style:font-name="Source Sans Pro" fo:font-size="10pt" officeooo:rsid="00083a0c" officeooo:paragraph-rsid="0026a6a6" style:font-size-asian="10pt" style:font-size-complex="10pt"/>
    </style:style>
    <style:style style:name="P20" style:family="paragraph" style:parent-style-name="Table_20_Contents">
      <style:text-properties style:font-name="Source Sans Pro" fo:font-size="10pt" officeooo:rsid="000a10c6" officeooo:paragraph-rsid="000a10c6" style:font-size-asian="10pt" style:font-size-complex="10pt"/>
    </style:style>
    <style:style style:name="P21" style:family="paragraph" style:parent-style-name="Table_20_Contents">
      <style:text-properties style:font-name="Source Sans Pro" fo:font-size="10pt" officeooo:rsid="000a10c6" officeooo:paragraph-rsid="0026a6a6" style:font-size-asian="10pt" style:font-size-complex="10pt"/>
    </style:style>
    <style:style style:name="P22" style:family="paragraph" style:parent-style-name="Table_20_Contents">
      <style:text-properties style:font-name="Source Sans Pro" fo:font-size="10pt" officeooo:rsid="000babb6" officeooo:paragraph-rsid="000babb6" style:font-size-asian="10pt" style:font-size-complex="10pt"/>
    </style:style>
    <style:style style:name="P23" style:family="paragraph" style:parent-style-name="Table_20_Contents">
      <style:text-properties style:font-name="Source Sans Pro" fo:font-size="10pt" officeooo:rsid="000babb6" officeooo:paragraph-rsid="0026a6a6" style:font-size-asian="10pt" style:font-size-complex="10pt"/>
    </style:style>
    <style:style style:name="P24" style:family="paragraph" style:parent-style-name="Table_20_Contents">
      <style:text-properties style:font-name="Source Sans Pro" fo:font-size="10pt" officeooo:rsid="000d671b" officeooo:paragraph-rsid="000d671b" style:font-size-asian="10pt" style:font-size-complex="10pt"/>
    </style:style>
    <style:style style:name="P25" style:family="paragraph" style:parent-style-name="Table_20_Contents">
      <style:text-properties style:font-name="Source Sans Pro" fo:font-size="10pt" officeooo:rsid="000d671b" officeooo:paragraph-rsid="0026a6a6" style:font-size-asian="10pt" style:font-size-complex="10pt"/>
    </style:style>
    <style:style style:name="P26" style:family="paragraph" style:parent-style-name="Table_20_Contents">
      <style:text-properties style:font-name="Source Sans Pro" fo:font-size="10pt" officeooo:rsid="000e1ef3" officeooo:paragraph-rsid="000e1ef3" style:font-size-asian="10pt" style:font-size-complex="10pt"/>
    </style:style>
    <style:style style:name="P27" style:family="paragraph" style:parent-style-name="Table_20_Contents">
      <style:text-properties style:font-name="Source Sans Pro" fo:font-size="10pt" officeooo:rsid="000e1ef3" officeooo:paragraph-rsid="001dfe71" style:font-size-asian="10pt" style:font-size-complex="10pt"/>
    </style:style>
    <style:style style:name="P28" style:family="paragraph" style:parent-style-name="Table_20_Contents">
      <style:text-properties style:font-name="Source Sans Pro" fo:font-size="10pt" officeooo:rsid="000e1ef3" officeooo:paragraph-rsid="0026a6a6" style:font-size-asian="10pt" style:font-size-complex="10pt"/>
    </style:style>
    <style:style style:name="P29" style:family="paragraph" style:parent-style-name="Table_20_Contents">
      <style:text-properties style:font-name="Source Sans Pro" fo:font-size="10pt" officeooo:rsid="000fea8f" officeooo:paragraph-rsid="000fea8f" style:font-size-asian="10pt" style:font-size-complex="10pt"/>
    </style:style>
    <style:style style:name="P30" style:family="paragraph" style:parent-style-name="Table_20_Contents">
      <style:text-properties style:font-name="Source Sans Pro" fo:font-size="10pt" officeooo:rsid="000fea8f" officeooo:paragraph-rsid="0026a6a6" style:font-size-asian="10pt" style:font-size-complex="10pt"/>
    </style:style>
    <style:style style:name="P31" style:family="paragraph" style:parent-style-name="Table_20_Contents">
      <style:text-properties style:font-name="Source Sans Pro" fo:font-size="10pt" officeooo:rsid="00110e9e" officeooo:paragraph-rsid="00110e9e" style:font-size-asian="10pt" style:font-size-complex="10pt"/>
    </style:style>
    <style:style style:name="P32" style:family="paragraph" style:parent-style-name="Table_20_Contents">
      <style:text-properties style:font-name="Source Sans Pro" fo:font-size="10pt" officeooo:rsid="00110e9e" officeooo:paragraph-rsid="0026a6a6" style:font-size-asian="10pt" style:font-size-complex="10pt"/>
    </style:style>
    <style:style style:name="P33" style:family="paragraph" style:parent-style-name="Table_20_Contents">
      <style:text-properties style:font-name="Source Sans Pro" fo:font-size="10pt" officeooo:rsid="00135f70" officeooo:paragraph-rsid="00135f70" style:font-size-asian="10pt" style:font-size-complex="10pt"/>
    </style:style>
    <style:style style:name="P34" style:family="paragraph" style:parent-style-name="Table_20_Contents">
      <style:text-properties style:font-name="Source Sans Pro" fo:font-size="10pt" officeooo:rsid="00135f70" officeooo:paragraph-rsid="0026a6a6" style:font-size-asian="10pt" style:font-size-complex="10pt"/>
    </style:style>
    <style:style style:name="P35" style:family="paragraph" style:parent-style-name="Table_20_Contents">
      <style:text-properties style:font-name="Source Sans Pro" fo:font-size="10pt" officeooo:rsid="001607f3" officeooo:paragraph-rsid="001607f3" style:font-size-asian="10pt" style:font-size-complex="10pt"/>
    </style:style>
    <style:style style:name="P36" style:family="paragraph" style:parent-style-name="Table_20_Contents">
      <style:text-properties style:font-name="Source Sans Pro" fo:font-size="10pt" officeooo:rsid="001607f3" officeooo:paragraph-rsid="0026a6a6" style:font-size-asian="10pt" style:font-size-complex="10pt"/>
    </style:style>
    <style:style style:name="P37" style:family="paragraph" style:parent-style-name="Table_20_Contents">
      <style:text-properties style:font-name="Source Sans Pro" fo:font-size="10pt" officeooo:rsid="001dfe71" officeooo:paragraph-rsid="001dfe71" style:font-size-asian="10pt" style:font-size-complex="10pt"/>
    </style:style>
    <style:style style:name="P38" style:family="paragraph" style:parent-style-name="Table_20_Contents">
      <style:text-properties style:font-name="Source Sans Pro" fo:font-size="10pt" officeooo:rsid="001dfe71" officeooo:paragraph-rsid="001fc96c" style:font-size-asian="10pt" style:font-size-complex="10pt"/>
    </style:style>
    <style:style style:name="P39" style:family="paragraph" style:parent-style-name="Table_20_Contents">
      <style:text-properties style:font-name="Source Sans Pro" fo:font-size="10pt" officeooo:rsid="001dfe71" officeooo:paragraph-rsid="0026a6a6" style:font-size-asian="10pt" style:font-size-complex="10pt"/>
    </style:style>
    <style:style style:name="P40" style:family="paragraph" style:parent-style-name="Table_20_Contents">
      <style:text-properties style:font-name="Source Sans Pro" fo:font-size="10pt" officeooo:rsid="001fc96c" officeooo:paragraph-rsid="001fc96c" style:font-size-asian="10pt" style:font-size-complex="10pt"/>
    </style:style>
    <style:style style:name="P41" style:family="paragraph" style:parent-style-name="Table_20_Contents">
      <style:text-properties style:font-name="Source Sans Pro" fo:font-size="10pt" officeooo:rsid="001fc96c" officeooo:paragraph-rsid="0026a6a6" style:font-size-asian="10pt" style:font-size-complex="10pt"/>
    </style:style>
    <style:style style:name="P42" style:family="paragraph" style:parent-style-name="Table_20_Contents">
      <style:text-properties style:font-name="Source Sans Pro" fo:font-size="10pt" officeooo:rsid="0020044b" officeooo:paragraph-rsid="0020044b" style:font-size-asian="10pt" style:font-size-complex="10pt"/>
    </style:style>
    <style:style style:name="P43" style:family="paragraph" style:parent-style-name="Table_20_Contents">
      <style:text-properties style:font-name="Source Sans Pro" fo:font-size="10pt" officeooo:rsid="0020044b" officeooo:paragraph-rsid="0026a6a6" style:font-size-asian="10pt" style:font-size-complex="10pt"/>
    </style:style>
    <style:style style:name="P44" style:family="paragraph" style:parent-style-name="Table_20_Contents">
      <style:text-properties style:font-name="Source Sans Pro" fo:font-size="10pt" officeooo:rsid="002200ec" officeooo:paragraph-rsid="002200ec" style:font-size-asian="10pt" style:font-size-complex="10pt"/>
    </style:style>
    <style:style style:name="P45" style:family="paragraph" style:parent-style-name="Table_20_Contents">
      <style:text-properties style:font-name="Source Sans Pro" fo:font-size="10pt" officeooo:rsid="002200ec" officeooo:paragraph-rsid="0026a6a6" style:font-size-asian="10pt" style:font-size-complex="10pt"/>
    </style:style>
    <style:style style:name="P46" style:family="paragraph" style:parent-style-name="Table_20_Contents">
      <style:text-properties style:font-name="Source Sans Pro" fo:font-size="10pt" officeooo:rsid="0023237e" officeooo:paragraph-rsid="0023237e" style:font-size-asian="10pt" style:font-size-complex="10pt"/>
    </style:style>
    <style:style style:name="P47" style:family="paragraph" style:parent-style-name="Table_20_Contents">
      <style:text-properties style:font-name="Source Sans Pro" fo:font-size="10pt" officeooo:rsid="0023237e" officeooo:paragraph-rsid="0026a6a6" style:font-size-asian="10pt" style:font-size-complex="10pt"/>
    </style:style>
    <style:style style:name="P48" style:family="paragraph" style:parent-style-name="Table_20_Contents">
      <style:text-properties style:font-name="Source Sans Pro" fo:font-size="10pt" officeooo:rsid="00237395" officeooo:paragraph-rsid="00237395" style:font-size-asian="10pt" style:font-size-complex="10pt"/>
    </style:style>
    <style:style style:name="P49" style:family="paragraph" style:parent-style-name="Table_20_Contents">
      <style:text-properties style:font-name="Source Sans Pro" fo:font-size="10pt" officeooo:rsid="0025404b" officeooo:paragraph-rsid="0025404b" style:font-size-asian="10pt" style:font-size-complex="10pt"/>
    </style:style>
    <style:style style:name="P50" style:family="paragraph" style:parent-style-name="Table_20_Contents">
      <style:text-properties style:font-name="Source Sans Pro" fo:font-size="10pt" officeooo:rsid="0025404b" officeooo:paragraph-rsid="0026a6a6" style:font-size-asian="10pt" style:font-size-complex="10pt"/>
    </style:style>
    <style:style style:name="P51" style:family="paragraph" style:parent-style-name="Table_20_Contents">
      <style:text-properties style:font-name="Source Sans Pro" fo:font-size="10pt" officeooo:rsid="00259ac9" officeooo:paragraph-rsid="00259ac9" style:font-size-asian="10pt" style:font-size-complex="10pt"/>
    </style:style>
    <style:style style:name="P52" style:family="paragraph" style:parent-style-name="Table_20_Contents">
      <style:text-properties style:font-name="Source Sans Pro" fo:font-size="10pt" officeooo:rsid="00259ac9" officeooo:paragraph-rsid="0026a6a6" style:font-size-asian="10pt" style:font-size-complex="10pt"/>
    </style:style>
    <style:style style:name="P53" style:family="paragraph" style:parent-style-name="Table_20_Contents">
      <style:text-properties style:font-name="Source Sans Pro" fo:font-size="10pt" officeooo:paragraph-rsid="0026a6a6" style:font-size-asian="10pt" style:font-size-complex="10pt"/>
    </style:style>
    <style:style style:name="P54" style:family="paragraph" style:parent-style-name="Table_20_Contents">
      <style:text-properties style:font-name="Source Sans Pro" fo:font-size="10pt" officeooo:rsid="0026d255" officeooo:paragraph-rsid="0026d255" style:font-size-asian="10pt" style:font-size-complex="10pt"/>
    </style:style>
    <style:style style:name="P55" style:family="paragraph" style:parent-style-name="Table_20_Contents">
      <style:text-properties style:font-name="Source Sans Pro" fo:font-size="10pt" officeooo:rsid="0027c641" officeooo:paragraph-rsid="0027c641" style:font-size-asian="10pt" style:font-size-complex="10pt"/>
    </style:style>
    <style:style style:name="P56" style:family="paragraph" style:parent-style-name="Table_20_Contents">
      <style:text-properties style:font-name="Source Sans Pro" fo:font-size="10pt" officeooo:rsid="0027cf42" officeooo:paragraph-rsid="0027cf42" style:font-size-asian="10pt" style:font-size-complex="10pt"/>
    </style:style>
    <style:style style:name="P57" style:family="paragraph" style:parent-style-name="Table_20_Contents">
      <style:text-properties style:font-name="Source Sans Pro" fo:font-size="10pt" officeooo:rsid="00296cd5" officeooo:paragraph-rsid="00296cd5" style:font-size-asian="10pt" style:font-size-complex="10pt"/>
    </style:style>
    <style:style style:name="P58" style:family="paragraph" style:parent-style-name="Table_20_Contents">
      <style:text-properties style:font-name="Source Sans Pro" fo:font-size="10pt" officeooo:rsid="002a8cc8" officeooo:paragraph-rsid="002a8cc8" style:font-size-asian="10pt" style:font-size-complex="10pt"/>
    </style:style>
    <style:style style:name="P59" style:family="paragraph" style:parent-style-name="Table_20_Contents">
      <style:text-properties style:font-name="Source Sans Pro" fo:font-size="10pt" officeooo:rsid="002a8cc8" officeooo:paragraph-rsid="002c3fed" style:font-size-asian="10pt" style:font-size-complex="10pt"/>
    </style:style>
    <style:style style:name="P60" style:family="paragraph" style:parent-style-name="Table_20_Contents">
      <style:text-properties style:font-name="Source Sans Pro" fo:font-size="10pt" officeooo:rsid="002c3fed" officeooo:paragraph-rsid="002c3fed" style:font-size-asian="10pt" style:font-size-complex="10pt"/>
    </style:style>
    <style:style style:name="P61" style:family="paragraph" style:parent-style-name="Table_20_Contents">
      <style:text-properties style:font-name="Source Sans Pro" fo:font-size="10pt" officeooo:rsid="002ce59b" officeooo:paragraph-rsid="002ce59b" style:font-size-asian="10pt" style:font-size-complex="10pt"/>
    </style:style>
    <style:style style:name="P62" style:family="paragraph" style:parent-style-name="Table_20_Contents">
      <style:text-properties style:font-name="Source Sans Pro" fo:font-size="10pt" officeooo:rsid="002d4039" officeooo:paragraph-rsid="002d4039" style:font-size-asian="10pt" style:font-size-complex="10pt"/>
    </style:style>
    <style:style style:name="P63" style:family="paragraph" style:parent-style-name="Table_20_Contents">
      <style:text-properties style:font-name="Source Sans Pro" fo:font-size="10pt" officeooo:rsid="002f2f4a" officeooo:paragraph-rsid="002f2f4a" style:font-size-asian="10pt" style:font-size-complex="10pt"/>
    </style:style>
    <style:style style:name="P64" style:family="paragraph" style:parent-style-name="Table_20_Contents">
      <style:text-properties style:font-name="Source Sans Pro" fo:font-size="10pt" officeooo:rsid="00306078" officeooo:paragraph-rsid="00306078" style:font-size-asian="10pt" style:font-size-complex="10pt"/>
    </style:style>
    <style:style style:name="P65" style:family="paragraph" style:parent-style-name="Table_20_Contents">
      <style:text-properties style:font-name="Source Sans Pro" fo:font-size="10pt" officeooo:rsid="00325395" officeooo:paragraph-rsid="00325395" style:font-size-asian="10pt" style:font-size-complex="10pt"/>
    </style:style>
    <style:style style:name="P66" style:family="paragraph" style:parent-style-name="Table_20_Contents">
      <style:text-properties style:font-name="Source Sans Pro" fo:font-size="10pt" officeooo:rsid="00337b71" officeooo:paragraph-rsid="00337b71" style:font-size-asian="10pt" style:font-size-complex="10pt"/>
    </style:style>
    <style:style style:name="P67" style:family="paragraph" style:parent-style-name="Table_20_Contents">
      <style:text-properties style:font-name="Source Sans Pro" fo:font-size="10pt" officeooo:rsid="00353179" officeooo:paragraph-rsid="00353179" style:font-size-asian="10pt" style:font-size-complex="10pt"/>
    </style:style>
    <style:style style:name="P68" style:family="paragraph" style:parent-style-name="Table_20_Contents">
      <style:text-properties style:font-name="Source Sans Pro" fo:font-size="10pt" officeooo:rsid="00372eb9" officeooo:paragraph-rsid="00372eb9" style:font-size-asian="10pt" style:font-size-complex="10pt"/>
    </style:style>
    <style:style style:name="P69" style:family="paragraph" style:parent-style-name="Table_20_Contents">
      <style:text-properties style:font-name="Source Sans Pro" fo:font-size="10pt" officeooo:rsid="0037f16d" officeooo:paragraph-rsid="0037f16d" style:font-size-asian="10pt" style:font-size-complex="10pt"/>
    </style:style>
    <style:style style:name="P70" style:family="paragraph" style:parent-style-name="Table_20_Contents">
      <style:text-properties style:font-name="Source Sans Pro" fo:font-size="10pt" officeooo:rsid="0039a102" officeooo:paragraph-rsid="0039a102" style:font-size-asian="10pt" style:font-size-complex="10pt"/>
    </style:style>
    <style:style style:name="P71" style:family="paragraph" style:parent-style-name="Table_20_Contents">
      <style:text-properties style:font-name="Source Sans Pro" fo:font-size="10pt" officeooo:rsid="003a7d34" officeooo:paragraph-rsid="003a7d34" style:font-size-asian="10pt" style:font-size-complex="10pt"/>
    </style:style>
    <style:style style:name="P72" style:family="paragraph" style:parent-style-name="Table_20_Contents">
      <style:text-properties style:font-name="Source Sans Pro" fo:font-size="10pt" officeooo:rsid="003bf5c5" officeooo:paragraph-rsid="003bf5c5" style:font-size-asian="10pt" style:font-size-complex="10pt"/>
    </style:style>
    <style:style style:name="P73" style:family="paragraph" style:parent-style-name="Standard">
      <style:text-properties style:font-name="Source Sans Pro" fo:font-size="10pt" style:font-size-asian="10pt" style:font-size-complex="10pt"/>
    </style:style>
    <style:style style:name="P74" style:family="paragraph" style:parent-style-name="Standard">
      <style:text-properties style:font-name="Source Sans Pro" fo:font-size="10pt" officeooo:paragraph-rsid="0026a6a6" style:font-size-asian="10pt" style:font-size-complex="10pt"/>
    </style:style>
    <style:style style:name="P75" style:family="paragraph" style:parent-style-name="Text_20_body">
      <style:text-properties style:font-name="Source Sans Pro" officeooo:paragraph-rsid="0026a6a6"/>
    </style:style>
    <style:style style:name="P76" style:family="paragraph" style:parent-style-name="Text_20_body">
      <style:text-properties style:font-name="Source Sans Pro" fo:font-style="normal" fo:font-weight="bold" officeooo:rsid="001bfaa9" officeooo:paragraph-rsid="001bfaa9" style:font-style-asian="normal" style:font-weight-asian="bold" style:font-style-complex="normal" style:font-weight-complex="bold"/>
    </style:style>
    <style:style style:name="P77" style:family="paragraph" style:parent-style-name="Table_20_Contents">
      <style:text-properties style:font-name="Source Sans Pro" fo:font-size="10pt" officeooo:rsid="003d4881" officeooo:paragraph-rsid="003d4881" style:font-size-asian="10pt" style:font-size-complex="10pt"/>
    </style:style>
    <style:style style:name="P78" style:family="paragraph" style:parent-style-name="Table_20_Contents">
      <style:text-properties style:font-name="Source Sans Pro" fo:font-size="10pt" officeooo:rsid="003f3de2" officeooo:paragraph-rsid="003f3de2" style:font-size-asian="10pt" style:font-size-complex="10pt"/>
    </style:style>
    <style:style style:name="P79" style:family="paragraph" style:parent-style-name="Table_20_Contents">
      <style:text-properties style:font-name="Source Sans Pro" fo:font-size="10pt" officeooo:rsid="003ff2d1" officeooo:paragraph-rsid="003ff2d1" style:font-size-asian="10pt" style:font-size-complex="10pt"/>
    </style:style>
    <style:style style:name="P80" style:family="paragraph" style:parent-style-name="Table_20_Contents">
      <style:text-properties style:font-name="Source Sans Pro" fo:font-size="10pt" officeooo:rsid="00306078" officeooo:paragraph-rsid="00410c37" style:font-size-asian="10pt" style:font-size-complex="10pt"/>
    </style:style>
    <style:style style:name="P81" style:family="paragraph" style:parent-style-name="Table_20_Contents">
      <style:text-properties style:font-name="Source Sans Pro" fo:font-size="10pt" officeooo:rsid="00372eb9" officeooo:paragraph-rsid="004199de" style:font-size-asian="10pt" style:font-size-complex="10pt"/>
    </style:style>
    <style:style style:name="T1" style:family="text">
      <style:text-properties officeooo:rsid="00141c14"/>
    </style:style>
    <style:style style:name="T2" style:family="text">
      <style:text-properties officeooo:rsid="00145784"/>
    </style:style>
    <style:style style:name="T3" style:family="text">
      <style:text-properties officeooo:rsid="001dfe71"/>
    </style:style>
    <style:style style:name="T4" style:family="text">
      <style:text-properties officeooo:rsid="001fc96c"/>
    </style:style>
    <style:style style:name="T5" style:family="text">
      <style:text-properties officeooo:rsid="0023237e"/>
    </style:style>
    <style:style style:name="T6" style:family="text">
      <style:text-properties officeooo:rsid="0025404b"/>
    </style:style>
    <style:style style:name="T7" style:family="text">
      <style:text-properties fo:font-style="normal" fo:font-weight="bold" officeooo:rsid="001bfaa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26a6a6" style:font-style-asian="normal" style:font-weight-asian="bold" style:font-style-complex="normal" style:font-weight-complex="bold"/>
    </style:style>
    <style:style style:name="T9" style:family="text">
      <style:text-properties officeooo:rsid="0027cf42"/>
    </style:style>
    <style:style style:name="T10" style:family="text">
      <style:text-properties officeooo:rsid="00296cd5"/>
    </style:style>
    <style:style style:name="T11" style:family="text">
      <style:text-properties officeooo:rsid="002c3fed"/>
    </style:style>
    <style:style style:name="T12" style:family="text">
      <style:text-properties officeooo:rsid="00063cdc"/>
    </style:style>
    <style:style style:name="T13" style:family="text">
      <style:text-properties officeooo:rsid="0032861d"/>
    </style:style>
    <style:style style:name="T14" style:family="text">
      <style:text-properties officeooo:rsid="003a7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FIRST - SE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Iteration 1</text:p>
          </table:table-cell>
          <table:table-cell table:style-name="Table1.A1" office:value-type="string">
            <text:p text:style-name="P5">Iteration 2</text:p>
          </table:table-cell>
          <table:table-cell table:style-name="Table1.A1" office:value-type="string">
            <text:p text:style-name="P5">Iteration 3</text:p>
          </table:table-cell>
          <table:table-cell table:style-name="Table1.A1" office:value-type="string">
            <text:p text:style-name="P48">Iteration 4</text:p>
          </table:table-cell>
          <table:table-cell table:style-name="Table1.F1" office:value-type="string">
            <text:p text:style-name="P51">Iteration 5</text:p>
          </table:table-cell>
        </table:table-row>
        <table:table-row>
          <table:table-cell table:style-name="Table1.A2" office:value-type="string">
            <text:p text:style-name="P2">Start → PROGRAM IDENT ; [ VAR varDecList ] <text:span text:style-name="T9">CompStmt .</text:span></text:p>
          </table:table-cell>
          <table:table-cell table:style-name="Table1.A2" office:value-type="string">
            <text:p text:style-name="P40">First(start) = {PROGRA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ist → identListType {; identListTyp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4">First(VarDecList) = <text:span text:style-name="T4">First(IdenListType) = { IDENT }</text:span></text:p>
          </table:table-cell>
          <table:table-cell table:style-name="Table1.A2" office:value-type="string">
            <text:p text:style-name="P44"/>
          </table:table-cell>
          <table:table-cell table:style-name="Table1.F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2">IdentListType → identList : 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IdenListType) = 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dentList → IDENT {, IDENT}</text:p>
          </table:table-cell>
          <table:table-cell table:style-name="Table1.A2" office:value-type="string">
            <text:p text:style-name="P37">First(IdentList) = { IDENT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Type → simpleType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40">First(simpleType) = {ARRAY, INTGER, REAL, BOOLEA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1.A2" office:value-type="string">
            <text:p text:style-name="P37">First(Type) = {ARRAY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INTEGER </text:p>
          </table:table-cell>
          <table:table-cell table:style-name="Table1.A2" office:value-type="string">
            <text:p text:style-name="P37">First(SimpleType)={INTEGE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REAL </text:p>
          </table:table-cell>
          <table:table-cell table:style-name="Table1.A2" office:value-type="string">
            <text:p text:style-name="P37">First(SimpleType)={INTEGER, REAL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3">S</text:span>impleType → BOOLEAN</text:p>
          </table:table-cell>
          <table:table-cell table:style-name="Table1.A2" office:value-type="string">
            <text:p text:style-name="P37">First(SimpleType)={INTEGER, REAL, BOOLEAN}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CompStmt → BEGIN stmtList END</text:p>
          </table:table-cell>
          <table:table-cell table:style-name="Table1.A2" office:value-type="string">
            <text:p text:style-name="P37">First(CompStmt) = {BEGIN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mtList → statement {; statem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8">First(StmtList) = First(Statement) = <text:span text:style-name="T4">{BEGIN, READ, WRITE , IDENT, IF, WHILE, FOR}</text:span></text:p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assign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4">Statement → compStmt</text:p>
          </table:table-cell>
          <table:table-cell table:style-name="Table1.A2" office:value-type="string">
            <text:p text:style-name="P40">First(Statement) = {BEGIN}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if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whileStmt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<text:span text:style-name="T3">f</text:span>orStmt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0">First(Statement) = {BEGIN, <text:span text:style-name="T3">READ, WRITE , </text:span>IDENT, IF, WHILE, 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4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1.A2" office:value-type="string">
            <text:p text:style-name="P37">First(Statement) = {<text:span text:style-name="T4">BEGIN, </text:span>REA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3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1.A2" office:value-type="string">
            <text:p text:style-name="P38">First(Statement) = {<text:span text:style-name="T4">BEGIN, </text:span>READ, WRIT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AssignStmt → IDENT [ index ] := expr</text:p>
          </table:table-cell>
          <table:table-cell table:style-name="Table1.A2" office:value-type="string">
            <text:p text:style-name="P37">First(AssignStmt) = {IDENT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8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1.A2" office:value-type="string">
            <text:p text:style-name="P37">First(Index) = {[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0">IfStmt → IF expr THEN statement [ ELSE statement ]</text:p>
          </table:table-cell>
          <table:table-cell table:style-name="Table1.A2" office:value-type="string">
            <text:p text:style-name="P37">First(IfStmt) = {IF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2">WhileStmt → WHILE expr DO statement</text:p>
          </table:table-cell>
          <table:table-cell table:style-name="Table1.A2" office:value-type="string">
            <text:p text:style-name="P37">First(WhileStmt) = {WHILE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4">ForStmt → FOR IDENT <text:span text:style-name="T1">'</text:span>:=<text:span text:style-name="T1">'</text:span> expr toPart expr DO statement</text:p>
          </table:table-cell>
          <table:table-cell table:style-name="Table1.A2" office:value-type="string">
            <text:p text:style-name="P37">First(ForStmt) = {F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6">ToPart → TO</text:p>
          </table:table-cell>
          <table:table-cell table:style-name="Table1.A2" office:value-type="string">
            <text:p text:style-name="P37">First(ToPart) = {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7">ToPart → DOWNTO</text:p>
          </table:table-cell>
          <table:table-cell table:style-name="Table1.A2" office:value-type="string">
            <text:p text:style-name="P37">First(ToPart) = {TO, DOWNTO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9">ExprList → expr {<text:span text:style-name="T1">'</text:span>,<text:span text:style-name="T1">'</text:span> expr}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51">First(ExprList) = <text:span text:style-name="T6">First(Expr) </text:span>= <text:span text:style-name="T6">{ NUM, STRING, FALSE, </text:span><text:soft-page-break/><text:span text:style-name="T6">TRUE, IDENT, NOT, -, ( } </text:span></text:p>
          </table:table-cell>
        </table:table-row>
        <table:table-row>
          <table:table-cell table:style-name="Table1.A2" office:value-type="string">
            <text:p text:style-name="P31">Expr → simpleExpr {relOp simpleExp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9">First(Expr) = <text:span text:style-name="T5">First(SimpleExpr) = { NUM, STRING, FALSE, TRUE, IDENT, NOT, -, ( } </text:span></text:p>
          </table:table-cell>
          <table:table-cell table:style-name="Table1.F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1">SimpleExpr → term {addOp term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6">First(SimpleExpr) = First(Term) = <text:span text:style-name="T3">{ NUM, STRING, FALSE, TRUE, IDENT, NOT, -, ( }</text:span> </text:p>
          </table:table-cell>
          <table:table-cell table:style-name="Table1.A2" office:value-type="string">
            <text:p text:style-name="P46"/>
          </table:table-cell>
          <table:table-cell table:style-name="Table1.F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3">Term → factor {mulOp fact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2">First(Term) = First(Factor) = <text:span text:style-name="T3">{ NUM, STRING, FALSE, TRUE, IDENT, NOT, -, ( }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3">Factor → NUM | STRING | FALSE | TRUE | IDENT [ index ] | NOT factor | <text:span text:style-name="T1">'</text:span>–<text:span text:style-name="T1">'</text:span> factor | <text:span text:style-name="T1">'</text:span>(<text:span text:style-name="T1">'</text:span> exp <text:span text:style-name="T1">'</text:span>)<text:span text:style-name="T1">'</text:span></text:p>
          </table:table-cell>
          <table:table-cell table:style-name="Table1.A2" office:value-type="string">
            <text:p text:style-name="P37">First(Factor) = { NUM, STRING, FALSE, TRUE, IDENT, NOT, -, ( 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RelOp → &lt; | &lt;= | &gt; | &gt;= | = | &lt;&gt;</text:p>
          </table:table-cell>
          <table:table-cell table:style-name="Table1.A2" office:value-type="string">
            <text:p text:style-name="P37">First(RelOp) = {&lt;, &lt;=, &gt;, &gt;=, =, &lt;&gt;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AddOp → + | – | OR</text:p>
          </table:table-cell>
          <table:table-cell table:style-name="Table1.A2" office:value-type="string">
            <text:p text:style-name="P37">First(AddOp) = {+, -, OR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5">MulOp → * | / | DIV | MOD | AND</text:p>
          </table:table-cell>
          <table:table-cell table:style-name="Table1.A2" office:value-type="string">
            <text:p text:style-name="P37">First(MulOp) = {*, /, DIV, MOD, AND}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</table:table>
      <text:p text:style-name="P73"/>
      <text:p text:style-name="P73"/>
      <text:p text:style-name="P75"><text:span text:style-name="T8">FOLLOW</text:span><text:span text:style-name="T7"> - SE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4">Iteration 1</text:p>
          </table:table-cell>
          <table:table-cell table:style-name="Table2.C1" office:value-type="string">
            <text:p text:style-name="P72">Iteration 2</text:p>
          </table:table-cell>
        </table:table-row>
        <table:table-row>
          <table:table-cell table:style-name="Table2.A2" office:value-type="string">
            <text:p text:style-name="P4">Start → PROGRAM IDENT ; [ VAR varDecList ] <text:span text:style-name="T9">CompStmt .</text:span></text:p>
          </table:table-cell>
          <table:table-cell table:style-name="Table2.A2" office:value-type="string">
            <text:p text:style-name="P55">Follow(Start) = {$},</text:p>
            <text:p text:style-name="P56">Follow(<text:span text:style-name="T10">varDecList) = First(CompStmt) = {BEGIN},</text:span></text:p>
            <text:p text:style-name="P57">Follow(CompStmt) = {.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">VarDecList → identListType {; identListType}</text:p>
          </table:table-cell>
          <table:table-cell table:style-name="Table2.A2" office:value-type="string">
            <text:p text:style-name="P57">Follow(identListType) = {;}</text:p>
            <text:p text:style-name="P57">Follow(identListType) += Follow(VarDecList) = {; , BEGIN}</text:p>
          </table:table-cell>
          <table:table-cell table:style-name="Table2.C2" office:value-type="string">
            <text:p text:style-name="P53"/>
          </table:table-cell>
        </table:table-row>
        <text:soft-page-break/>
        <table:table-row>
          <table:table-cell table:style-name="Table2.A2" office:value-type="string">
            <text:p text:style-name="P3">IdentListType → identList : type</text:p>
          </table:table-cell>
          <table:table-cell table:style-name="Table2.A2" office:value-type="string">
            <text:p text:style-name="P57">Follow(identList) = {:},</text:p>
            <text:p text:style-name="P58">Follow(type) = Follow(IdentListType) = 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7">IdentList → IDENT {, IDENT}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0">Type → simpleType</text:p>
          </table:table-cell>
          <table:table-cell table:style-name="Table2.A2" office:value-type="string">
            <text:p text:style-name="P58">Follow(simpleType) = Follow(type) = <text:s/>{ ; , BEGIN}</text:p>
          </table:table-cell>
          <table:table-cell table:style-name="Table2.C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10">Type → ARRAY <text:span text:style-name="T2">'</text:span>[<text:span text:style-name="T2">'</text:span> NUM .. NUM <text:span text:style-name="T2">'</text:span>]<text:span text:style-name="T2">'</text:span> OF simpleType</text:p>
          </table:table-cell>
          <table:table-cell table:style-name="Table2.A2" office:value-type="string">
            <text:p text:style-name="P59">Follow(simpleType) = Follow(type) = <text:s/>{ ; , BEGIN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2"><text:span text:style-name="T3">S</text:span>impleType → INTEGER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2"><text:span text:style-name="T3">S</text:span>impleType → REAL 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2"><text:span text:style-name="T3">S</text:span>impleType → BOOLEAN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5">CompStmt → BEGIN stmtList END</text:p>
          </table:table-cell>
          <table:table-cell table:style-name="Table2.A2" office:value-type="string">
            <text:p text:style-name="P60">Follow(StmtList) = {END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5">StmtList → statement {; statement}</text:p>
          </table:table-cell>
          <table:table-cell table:style-name="Table2.A2" office:value-type="string">
            <text:p text:style-name="P60">Follow(Statement) = { ; }</text:p>
            <text:p text:style-name="P60">Follow(Statement) += Follow(StmtList) = { ; , END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5">Statement → assignStmt</text:p>
          </table:table-cell>
          <table:table-cell table:style-name="Table2.A2" office:value-type="string">
            <text:p text:style-name="P60">Follow(assignStmt) = Follow(Statement) = { ; , END}</text:p>
          </table:table-cell>
          <table:table-cell table:style-name="Table2.C2" office:value-type="string">
            <text:p text:style-name="P77">Follow(assign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compStmt</text:p>
          </table:table-cell>
          <table:table-cell table:style-name="Table2.A2" office:value-type="string">
            <text:p text:style-name="P60">Follow(<text:span text:style-name="T12">compStmt</text:span>) = Follow(Statement) = { ; , END}</text:p>
          </table:table-cell>
          <table:table-cell table:style-name="Table2.C2" office:value-type="string">
            <text:p text:style-name="P77">Follow(comp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ifStmt</text:p>
          </table:table-cell>
          <table:table-cell table:style-name="Table2.A2" office:value-type="string">
            <text:p text:style-name="P60">Follow(ifStmt) = Follow(Statement) = { ; , END}</text:p>
          </table:table-cell>
          <table:table-cell table:style-name="Table2.C2" office:value-type="string">
            <text:p text:style-name="P77">Follow(if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whileStmt</text:p>
          </table:table-cell>
          <table:table-cell table:style-name="Table2.A2" office:value-type="string">
            <text:p text:style-name="P60">Follow(whileStmt) = Follow(Statement) = { ; , END}</text:p>
          </table:table-cell>
          <table:table-cell table:style-name="Table2.C2" office:value-type="string">
            <text:p text:style-name="P77">Follow(while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<text:span text:style-name="T3">f</text:span>orStmt </text:p>
          </table:table-cell>
          <table:table-cell table:style-name="Table2.A2" office:value-type="string">
            <text:p text:style-name="P60">Follow(forStmt) = Follow(Statement) = { ; , END}</text:p>
          </table:table-cell>
          <table:table-cell table:style-name="Table2.C2" office:value-type="string">
            <text:p text:style-name="P77">Follow(forStmt) = Follow(statemen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15">Statement → READ <text:span text:style-name="T2">'</text:span>(<text:span text:style-name="T2">'</text:span> exprList <text:span text:style-name="T2">'</text:span>)<text:span text:style-name="T2">'</text:span> </text:p>
          </table:table-cell>
          <table:table-cell table:style-name="Table2.A2" office:value-type="string">
            <text:p text:style-name="P60">Follow(exprList) = { ) 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5">Statement → WRITE <text:span text:style-name="T2">'</text:span>(<text:span text:style-name="T2">'</text:span> exprList <text:span text:style-name="T2">'</text:span>)<text:span text:style-name="T2">'</text:span></text:p>
          </table:table-cell>
          <table:table-cell table:style-name="Table2.A2" office:value-type="string">
            <text:p text:style-name="P60">Follow(exprList) = { ) 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17">AssignStmt → IDENT [ index ] := expr</text:p>
          </table:table-cell>
          <table:table-cell table:style-name="Table2.A2" office:value-type="string">
            <text:p text:style-name="P60">Follow(index) <text:s/>= { : }</text:p>
            <text:p text:style-name="P60">Follow(expr) = Follow(assignStmt) = { ; , END}</text:p>
          </table:table-cell>
          <table:table-cell table:style-name="Table2.C2" office:value-type="string">
            <text:p text:style-name="P78">Follow(expr) += Follow(assignStmt) = <text:span text:style-name="T11">{ ELSE, <text:s/>; , END, THEN, DO, TO, DOWNTO, ',', ) }</text:span></text:p>
          </table:table-cell>
        </table:table-row>
        <table:table-row>
          <table:table-cell table:style-name="Table2.A2" office:value-type="string">
            <text:p text:style-name="P19">Index → <text:span text:style-name="T1">'</text:span>[<text:span text:style-name="T1">'</text:span> simpleExpr [.. simpleExpr] <text:span text:style-name="T1">'</text:span>]<text:span text:style-name="T1">'</text:span></text:p>
          </table:table-cell>
          <table:table-cell table:style-name="Table2.A2" office:value-type="string">
            <text:p text:style-name="P60">Follow(simpleExpr) = {.}</text:p>
            <text:p text:style-name="P60">Follow(simpleExpr) = {. , ]}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21">IfStmt → IF expr THEN statement [ ELSE statement ]</text:p>
          </table:table-cell>
          <table:table-cell table:style-name="Table2.A2" office:value-type="string">
            <text:p text:style-name="P60">Follow(expr) += THEN = { ; , END, THEN}</text:p>
            <text:p text:style-name="P60">Follow(statement) += ELSE = { ; , END, ELSE}</text:p>
            <text:p text:style-name="P60">Follow(statement) += Follow(IfStmt) = { ; , END, ELSE}</text:p>
          </table:table-cell>
          <table:table-cell table:style-name="Table2.C2" office:value-type="string">
            <text:p text:style-name="P79">Follow(statement) += Follow(If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3">WhileStmt → WHILE expr DO statement</text:p>
          </table:table-cell>
          <table:table-cell table:style-name="Table2.A2" office:value-type="string">
            <text:p text:style-name="P61">Follow(expr) += DO = <text:span text:style-name="T11">{ ; , END, THEN, </text:span>DO<text:span text:style-name="T11">}</text:span></text:p>
            <text:p text:style-name="P62"><text:soft-page-break/>Follow(statement) += Follow(WhileStmt) = <text:span text:style-name="T11">{ ; , END, ELSE}</text:span></text:p>
          </table:table-cell>
          <table:table-cell table:style-name="Table2.C2" office:value-type="string">
            <text:p text:style-name="P79">Follow(statement) += Follow(While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5">ForStmt → FOR IDENT <text:span text:style-name="T1">'</text:span>:=<text:span text:style-name="T1">'</text:span> expr toPart expr DO statement</text:p>
          </table:table-cell>
          <table:table-cell table:style-name="Table2.A2" office:value-type="string">
            <text:p text:style-name="P63">Follow(expr) += First(ToPart) = <text:span text:style-name="T11">{ ; , END, THEN, DO, TO, DOWNTO}</text:span></text:p>
            <text:p text:style-name="P64">Follow(expr) += DO = <text:span text:style-name="T11">{ ; , END, THEN, DO, TO, DOWNTO}</text:span></text:p>
            <text:p text:style-name="P64">Follow(statement) += Follow(ForStmt) = <text:span text:style-name="T11">{ ; , END, ELSE}</text:span></text:p>
          </table:table-cell>
          <table:table-cell table:style-name="Table2.C2" office:value-type="string">
            <text:p text:style-name="P80">Follow(statement) += Follow(ForStmt) = <text:span text:style-name="T11">{ ; , END, ELSE}</text:span></text:p>
          </table:table-cell>
        </table:table-row>
        <table:table-row>
          <table:table-cell table:style-name="Table2.A2" office:value-type="string">
            <text:p text:style-name="P28">ToPart → 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28">ToPart → DOWNTO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0">ExprList → expr {<text:span text:style-name="T1">'</text:span>,<text:span text:style-name="T1">'</text:span> expr}</text:p>
          </table:table-cell>
          <table:table-cell table:style-name="Table2.A2" office:value-type="string">
            <text:p text:style-name="P65">Follow(expr) += <text:span text:style-name="T13">'</text:span>,<text:span text:style-name="T13">'</text:span> = <text:span text:style-name="T11">{ ; , END, THEN, DO, TO, DOWNTO, </text:span>','<text:span text:style-name="T11">}</text:span></text:p>
            <text:p text:style-name="P66">Follow(expr) += Follow(ExprList) = <text:span text:style-name="T11">{ ; , END, THEN, DO, TO, DOWNTO, ',', </text:span>) <text:span text:style-name="T11">}</text:span>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2">Expr → simpleExpr {relOp simpleExpr}</text:p>
          </table:table-cell>
          <table:table-cell table:style-name="Table2.A2" office:value-type="string">
            <text:p text:style-name="P67">Follow(simpleExpr) += First(relOp) = <text:span text:style-name="T11">{. , ], &lt;, &lt;=, &gt;, &gt;=, =, &lt;&gt;}</text:span></text:p>
            <text:p text:style-name="P68">Follow(simpleExpr) += Follow(expr) = <text:span text:style-name="T11">{. , ], &lt;, &lt;=, &gt;, &gt;=, =, &lt;&gt;, ;, END, THEN, DO, TO, DOWNTO, ',', ) }</text:span></text:p>
          </table:table-cell>
          <table:table-cell table:style-name="Table2.C2" office:value-type="string">
            <text:p text:style-name="P81"/>
          </table:table-cell>
        </table:table-row>
        <table:table-row>
          <table:table-cell table:style-name="Table2.A2" office:value-type="string">
            <text:p text:style-name="P32">SimpleExpr → term {addOp term}</text:p>
          </table:table-cell>
          <table:table-cell table:style-name="Table2.A2" office:value-type="string">
            <text:p text:style-name="P69">Follow(term) = First(addOp) = <text:span text:style-name="T3">{+, -, OR}</text:span></text:p>
            <text:p text:style-name="P69">Follow(term) += Follow(SimpleExpr) = <text:span text:style-name="T11">{+, -, OR, . , ], &lt;, &lt;=, &gt;, &gt;=, =, &lt;&gt;, ;, END, THEN, DO, TO, DOWNTO, ',', ) }</text:span>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4">Term → factor {mulOp factor}</text:p>
          </table:table-cell>
          <table:table-cell table:style-name="Table2.A2" office:value-type="string">
            <text:p text:style-name="P70">Follow(factor) = First(mulOp) = <text:span text:style-name="T3">{*, /, DIV, MOD, AND}</text:span></text:p>
            <text:p text:style-name="P70">Follow(factor) += Follow(term) = <text:span text:style-name="T11">{*, /, DIV, MOD, AND, +, -, OR, . , ], &lt;, &lt;=, &gt;, &gt;=, =, &lt;&gt;, ;, END, THEN, DO, TO, DOWNTO, ',', ) }</text:span></text:p>
          </table:table-cell>
          <table:table-cell table:style-name="Table2.C2" office:value-type="string">
            <text:p text:style-name="P43"/>
          </table:table-cell>
        </table:table-row>
        <table:table-row>
          <table:table-cell table:style-name="Table2.A2" office:value-type="string">
            <text:p text:style-name="P34">Factor → NUM | STRING | FALSE | TRUE | IDENT [ index ] | NOT factor | <text:span text:style-name="T1">'</text:span>–<text:span text:style-name="T1">'</text:span> factor | <text:span text:style-name="T1">'</text:span>(<text:span text:style-name="T1">'</text:span> exp<text:span text:style-name="T14">r</text:span> <text:span text:style-name="T1">'</text:span>)<text:span text:style-name="T1">'</text:span></text:p>
          </table:table-cell>
          <table:table-cell table:style-name="Table2.A2" office:value-type="string">
            <text:p text:style-name="P71">Follow(index) += ] = <text:span text:style-name="T11">{ :, </text:span>]<text:span text:style-name="T11"> }</text:span></text:p>
            <text:p text:style-name="P71">Follow(expr) += ) = <text:span text:style-name="T11">{ ; , END, THEN, DO, TO, DOWNTO, ',', ) }</text:span></text:p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6">RelOp → &lt; | &lt;= | &gt; | &gt;= | = | &lt;&gt;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6">AddOp → + | – | OR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  <table:table-row>
          <table:table-cell table:style-name="Table2.A2" office:value-type="string">
            <text:p text:style-name="P36">MulOp → * | / | DIV | MOD | AND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53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adornments="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3:10.096834000</meta:creation-date>
    <dc:date>2015-04-17T20:32:26.873151000</dc:date>
    <meta:editing-duration>PT6H36M41S</meta:editing-duration>
    <meta:editing-cycles>63</meta:editing-cycles>
    <meta:generator>LibreOffice/4.3.6.2$MacOSX_X86_64 LibreOffice_project/d50a87b2e514536ed401c18000dad4660b6a169e</meta:generator>
    <meta:document-statistic meta:table-count="2" meta:image-count="0" meta:object-count="0" meta:page-count="5" meta:paragraph-count="158" meta:word-count="1101" meta:character-count="6106" meta:non-whitespace-character-count="5147"/>
  </office:meta>
</office:document-meta>
</file>